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6000000048D9C086C11D5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5.435cm" svg:y="-0.023cm" svg:width="8.569cm" svg:height="5.681cm" draw:z-index="0"><draw:image xlink:href="Pictures/1000000000000006000000048D9C086C11D52814.png" xlink:type="simple" xlink:show="embed" xlink:actuate="onLoad" draw:mime-type="image/png"/></draw:frame><draw:frame draw:style-name="fr1" draw:name="Image2" text:anchor-type="char" svg:x="-2.26cm" svg:y="7.019cm" svg:width="8.569cm" svg:height="5.681cm" draw:z-index="1"><draw:image xlink:href="Pictures/1000000000000006000000048D9C086C11D52814.png" xlink:type="simple" xlink:show="embed" xlink:actuate="onLoad" draw:mime-type="image/png"/></draw:frame><draw:frame draw:style-name="fr1" draw:name="Image3" text:anchor-type="char" svg:x="10.373cm" svg:y="6.773cm" svg:width="8.569cm" svg:height="5.681cm" draw:z-index="2"><draw:image xlink:href="Pictures/1000000000000006000000048D9C086C11D52814.png" xlink:type="simple" xlink:show="embed" xlink:actuate="onLoad" draw:mime-type="image/png"/></draw:frame><draw:frame draw:style-name="fr1" draw:name="Image4" text:anchor-type="char" svg:x="9.682cm" svg:y="16.298cm" svg:width="8.569cm" svg:height="5.681cm" draw:z-index="3"><draw:image xlink:href="Pictures/1000000000000006000000048D9C086C11D52814.png" xlink:type="simple" xlink:show="embed" xlink:actuate="onLoad" draw:mime-type="image/png"/></draw:frame><draw:frame draw:style-name="fr1" draw:name="Image5" text:anchor-type="char" svg:x="-0.982cm" svg:y="16.219cm" svg:width="8.569cm" svg:height="5.681cm" draw:z-index="4"><draw:image xlink:href="Pictures/1000000000000006000000048D9C086C11D528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l" fo:country="S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l" fo:country="S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maž Vajngerl</meta:initial-creator>
    <meta:creation-date>2020-09-17T15:34:51.921590248</meta:creation-date>
    <dc:date>2020-09-17T15:36:18.866924932</dc:date>
    <dc:creator>Tomaž Vajngerl</dc:creator>
    <meta:editing-duration>PT1M28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Dev/7.1.0.0.alpha0$Linux_X86_64 LibreOffice_project/e12ac66a15b61d25105dce8fac82ed80d918a511</meta:generator>
  </office:meta>
</office:document-meta>
</file>